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2aa247"/>
    </style:style>
    <style:style style:name="P4" style:family="paragraph" style:parent-style-name="Heading_20_2">
      <style:text-properties officeooo:paragraph-rsid="063f828d"/>
    </style:style>
    <style:style style:name="P5" style:family="paragraph" style:parent-style-name="Heading_20_2">
      <style:text-properties officeooo:paragraph-rsid="0656e34b"/>
    </style:style>
    <style:style style:name="P6" style:family="paragraph" style:parent-style-name="Standard">
      <style:text-properties style:font-name="David" officeooo:rsid="062f9785" officeooo:paragraph-rsid="062f9785" style:font-size-asian="10.5pt" style:font-name-complex="David CLM" style:font-weight-complex="normal"/>
    </style:style>
    <style:style style:name="P7" style:family="paragraph" style:parent-style-name="Standard">
      <style:text-properties style:font-name="David" officeooo:paragraph-rsid="063f828d"/>
    </style:style>
    <style:style style:name="P8" style:family="paragraph" style:parent-style-name="Standard">
      <style:text-properties style:font-name="David" officeooo:rsid="064d53b4" officeooo:paragraph-rsid="064d53b4"/>
    </style:style>
    <style:style style:name="P9" style:family="paragraph" style:parent-style-name="Standard">
      <style:text-properties style:font-name="David" officeooo:paragraph-rsid="0656e34b"/>
    </style:style>
    <style:style style:name="P10" style:family="paragraph" style:parent-style-name="Standard">
      <style:text-properties officeooo:rsid="0628aa40" officeooo:paragraph-rsid="062aa247"/>
    </style:style>
    <style:style style:name="P11" style:family="paragraph" style:parent-style-name="Standard">
      <style:text-properties style:font-name="Monospace" officeooo:rsid="0626422c" officeooo:paragraph-rsid="062aa247" style:font-size-asian="10.5pt" style:font-name-complex="David CLM" style:font-weight-complex="normal"/>
    </style:style>
    <style:style style:name="P12" style:family="paragraph" style:parent-style-name="Standard">
      <style:text-properties style:font-name="Monospace" officeooo:rsid="0628aa40" officeooo:paragraph-rsid="062aa247" style:font-size-asian="10.5pt" style:font-name-complex="David CLM" style:font-weight-complex="normal"/>
    </style:style>
    <style:style style:name="P13" style:family="paragraph" style:parent-style-name="Standard">
      <style:text-properties officeooo:paragraph-rsid="063f828d"/>
    </style:style>
    <style:style style:name="P14" style:family="paragraph" style:parent-style-name="Standard">
      <style:text-properties officeooo:paragraph-rsid="0656e34b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David" fo:font-size="14pt" officeooo:paragraph-rsid="0656e34b" style:font-size-asian="14pt" style:font-name-complex="David CLM" style:font-size-complex="14pt" style:font-weight-complex="normal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Heading_20_1">
      <style:paragraph-properties fo:line-height="100%"/>
      <style:text-properties officeooo:paragraph-rsid="04af6545"/>
    </style:style>
    <style:style style:name="P18" style:family="paragraph" style:parent-style-name="Standard">
      <style:text-properties officeooo:paragraph-rsid="065b97c2"/>
    </style:style>
    <style:style style:name="P19" style:family="paragraph" style:parent-style-name="Standard">
      <style:text-properties officeooo:rsid="0628aa40" officeooo:paragraph-rsid="065c7a5d"/>
    </style:style>
    <style:style style:name="P20" style:family="paragraph" style:parent-style-name="Standard" style:list-style-name="L1">
      <style:text-properties officeooo:paragraph-rsid="065c7a5d"/>
    </style:style>
    <style:style style:name="P21" style:family="paragraph" style:parent-style-name="Standard">
      <style:text-properties officeooo:paragraph-rsid="0656e34b"/>
    </style:style>
    <style:style style:name="P22" style:family="paragraph" style:parent-style-name="Standard">
      <style:text-properties officeooo:rsid="06255ca3" officeooo:paragraph-rsid="063f828d"/>
    </style:style>
    <style:style style:name="P23" style:family="paragraph" style:parent-style-name="Standard">
      <style:text-properties officeooo:paragraph-rsid="0661923e"/>
    </style:style>
    <style:style style:name="P24" style:family="paragraph" style:parent-style-name="Standard">
      <style:text-properties officeooo:rsid="0663c6d3" officeooo:paragraph-rsid="0663c6d3"/>
    </style:style>
    <style:style style:name="P25" style:family="paragraph" style:parent-style-name="Standard">
      <style:text-properties officeooo:paragraph-rsid="063f828d"/>
    </style:style>
    <style:style style:name="P26" style:family="paragraph" style:parent-style-name="Standard">
      <style:text-properties style:font-name="David" officeooo:rsid="064d53b4" officeooo:paragraph-rsid="064d53b4"/>
    </style:style>
    <style:style style:name="P27" style:family="paragraph" style:parent-style-name="Standard">
      <style:text-properties fo:language="en" fo:country="US" officeooo:rsid="06693306" officeooo:paragraph-rsid="06693306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65f8930" officeooo:paragraph-rsid="065f8930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662f0fa" officeooo:paragraph-rsid="0662f0fa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663c6d3" officeooo:paragraph-rsid="0663c6d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663c6d3" officeooo:paragraph-rsid="0663c6d3"/>
    </style:style>
    <style:style style:name="P32" style:family="paragraph" style:parent-style-name="Standard">
      <style:paragraph-properties fo:text-align="end" style:justify-single-word="false" style:writing-mode="rl-tb"/>
      <style:text-properties officeooo:paragraph-rsid="0663c6d3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" style:font-weight-complex="normal"/>
    </style:style>
    <style:style style:name="T4" style:family="text">
      <style:text-properties style:font-name="Monospace" officeooo:rsid="0626422c" style:font-size-asian="10.5pt" style:font-name-complex="David CLM" style:font-weight-complex="normal"/>
    </style:style>
    <style:style style:name="T5" style:family="text">
      <style:text-properties style:font-name="Monospace" officeooo:rsid="062779da" style:font-size-asian="10.5pt" style:font-name-complex="David CLM" style:font-weight-complex="normal"/>
    </style:style>
    <style:style style:name="T6" style:family="text">
      <style:text-properties style:font-name="Monospace" officeooo:rsid="06299f58" style:font-size-asian="10.5pt" style:font-name-complex="David CLM" style:font-weight-complex="normal"/>
    </style:style>
    <style:style style:name="T7" style:family="text">
      <style:text-properties style:font-name="Monospace" officeooo:rsid="063f287b" style:font-size-asian="10.5pt" style:font-name-complex="David CLM" style:font-weight-complex="normal"/>
    </style:style>
    <style:style style:name="T8" style:family="text">
      <style:text-properties style:font-name="Monospace" officeooo:rsid="065671dc" style:font-size-asian="10.5pt" style:font-name-complex="David CLM" style:font-weight-complex="normal"/>
    </style:style>
    <style:style style:name="T9" style:family="text">
      <style:text-properties style:font-name="Monospace" officeooo:rsid="065b97c2" style:font-size-asian="10.5pt" style:font-name-complex="David CLM" style:font-weight-complex="normal"/>
    </style:style>
    <style:style style:name="T10" style:family="text">
      <style:text-properties style:font-name="Monospace" fo:font-weight="normal" officeooo:rsid="063f287b" style:font-size-asian="10.5pt" style:font-weight-asian="normal" style:font-name-complex="David CLM" style:font-weight-complex="normal"/>
    </style:style>
    <style:style style:name="T11" style:family="text">
      <style:text-properties style:font-name="Monospace" fo:language="en" fo:country="US" officeooo:rsid="0662f0fa" style:font-size-asian="10.5pt" style:font-name-complex="David CLM" style:font-weight-complex="normal"/>
    </style:style>
    <style:style style:name="T12" style:family="text">
      <style:text-properties style:font-name="Monospace" fo:language="en" fo:country="US" officeooo:rsid="0663c6d3" style:font-size-asian="10.5pt" style:font-name-complex="David CLM" style:font-weight-complex="normal"/>
    </style:style>
    <style:style style:name="T13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14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15" style:family="text">
      <style:text-properties officeooo:rsid="04af6545"/>
    </style:style>
    <style:style style:name="T16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17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font-style="normal" fo:font-weight="normal" officeooo:rsid="062f978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4" style:family="text">
      <style:text-properties officeooo:rsid="061daf12"/>
    </style:style>
    <style:style style:name="T25" style:family="text">
      <style:text-properties style:font-name="David"/>
    </style:style>
    <style:style style:name="T26" style:family="text">
      <style:text-properties style:font-name="David" officeooo:rsid="0634bfb2"/>
    </style:style>
    <style:style style:name="T27" style:family="text">
      <style:text-properties style:font-name="David" officeooo:rsid="0634bfb2" style:font-size-asian="10.5pt" style:font-name-complex="David CLM" style:font-weight-complex="normal"/>
    </style:style>
    <style:style style:name="T28" style:family="text">
      <style:text-properties style:font-name="David" officeooo:rsid="0642138f" style:font-size-asian="10.5pt" style:font-name-complex="David CLM" style:font-weight-complex="normal"/>
    </style:style>
    <style:style style:name="T29" style:family="text">
      <style:text-properties style:font-name="David" officeooo:rsid="0646251d" style:font-size-asian="10.5pt" style:font-name-complex="David CLM" style:font-weight-complex="normal"/>
    </style:style>
    <style:style style:name="T30" style:family="text">
      <style:text-properties style:font-name="David" officeooo:rsid="065768e2" style:font-size-asian="10.5pt" style:font-name-complex="David CLM" style:font-weight-complex="normal"/>
    </style:style>
    <style:style style:name="T31" style:family="text">
      <style:text-properties style:font-name="David" officeooo:rsid="063aa742"/>
    </style:style>
    <style:style style:name="T32" style:family="text">
      <style:text-properties style:font-name="David" officeooo:rsid="06407c16"/>
    </style:style>
    <style:style style:name="T33" style:family="text">
      <style:text-properties style:font-name="David" officeooo:rsid="06435662"/>
    </style:style>
    <style:style style:name="T34" style:family="text">
      <style:text-properties style:font-name="David" officeooo:rsid="064456df"/>
    </style:style>
    <style:style style:name="T35" style:family="text">
      <style:text-properties style:font-name="David" fo:language="en" fo:country="US" officeooo:rsid="0646251d" style:font-size-asian="10.5pt" style:font-name-complex="David CLM" style:font-weight-complex="normal"/>
    </style:style>
    <style:style style:name="T36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37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38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39" style:family="text">
      <style:text-properties style:font-name="David" officeooo:rsid="06561767"/>
    </style:style>
    <style:style style:name="T40" style:family="text">
      <style:text-properties style:font-name="David" fo:language="en" fo:country="US"/>
    </style:style>
    <style:style style:name="T41" style:family="text">
      <style:text-properties officeooo:rsid="06213d5c"/>
    </style:style>
    <style:style style:name="T42" style:family="text">
      <style:text-properties officeooo:rsid="06255ca3"/>
    </style:style>
    <style:style style:name="T43" style:family="text">
      <style:text-properties officeooo:rsid="0626422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6255ca3" style:font-weight-asian="bold" style:font-weight-complex="bold"/>
    </style:style>
    <style:style style:name="T46" style:family="text">
      <style:text-properties officeooo:rsid="06314049"/>
    </style:style>
    <style:style style:name="T47" style:family="text">
      <style:text-properties officeooo:rsid="063f287b"/>
    </style:style>
    <style:style style:name="T48" style:family="text">
      <style:text-properties fo:font-weight="normal" officeooo:rsid="06255ca3" style:font-weight-asian="normal" style:font-weight-complex="normal"/>
    </style:style>
    <style:style style:name="T49" style:family="text">
      <style:text-properties officeooo:rsid="06435662"/>
    </style:style>
    <style:style style:name="T50" style:family="text">
      <style:text-properties officeooo:rsid="06302d6c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662f0fa"/>
    </style:style>
    <style:style style:name="T53" style:family="text">
      <style:text-properties fo:language="en" fo:country="US" officeooo:rsid="0661923e"/>
    </style:style>
    <style:style style:name="T54" style:family="text">
      <style:text-properties fo:language="en" fo:country="US" officeooo:rsid="0663c6d3"/>
    </style:style>
    <style:style style:name="T55" style:family="text">
      <style:text-properties officeooo:rsid="0661923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מטלה</text:span><text:span text:style-name="T15"> –</text:span><text:span text:style-name="T2"> </text:span><text:span text:style-name="T16">חלוקת חפצים עם כסף</text:span></text:h>
      <text:p text:style-name="P16">‫יש לענות על שאלה אחת לבחירתכם. שאלות רגילות מזכות בנקודה אחת. שאלות או סעיפים עם כוכבית‬ מזכים בנקודה נוספת.‬</text:p>
      <text:p text:style-name="P16">‫יש להוכיח את נכונות התשובות. אפשר לכתוב אלגוריתם בפסאודו-קוד, אבל הוא צריך להיות מדוייק ‫ומפורט ברמה של שפת תיכנות.‬</text:p>
      <text:p text:style-name="P3"><text:span text:style-name="T42">שאלה </text:span><text:span text:style-name="T19">1</text:span><text:span text:style-name="T42">: </text:span><text:span text:style-name="T18">חלוקת חפצים עם מס</text:span></text:p>
      <text:p text:style-name="P18"><text:span text:style-name="T43">נתונה בעיית חלוקה עם כסף, של </text:span><text:span text:style-name="T4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11"/>
      <text:p text:style-name="P19"><text:span text:style-name="T5">א. </text:span><text:span text:style-name="T3">הראו שאלגוריתם "המכרז השווה" לא תמיד מחזיר חלוקה ללא קנאה.</text:span></text:p>
      <text:list xml:id="list661220703" text:style-name="L1">
        <text:list-item>
          <text:p text:style-name="P20"><text:span text:style-name="T9">שימו לב: מס הכנסה מתייחס לתשלום </text:span><text:span text:style-name="T13">נטו</text:span><text:span text:style-name="T14">, לדוגמה, אם שחקן שילם 100 וקיבל 150, הוא ישלם מס רק על 50; אם הוא שילם 100 וקיבל 50, הוא לא ישלם מס בכלל.</text:span></text:p>
        </text:list-item>
      </text:list>
      <text:p text:style-name="P12"/>
      <text:p text:style-name="P10"><text:span text:style-name="T3">* ב. תארו אלגוריתם המוצא חלוקה </text:span><text:span text:style-name="T6">יעילה-פארטו ו</text:span><text:span text:style-name="T3">ללא קנאה, או הוכיחו שלא קיים כזה.</text:span></text:p>
      <text:p text:style-name="P5">שאלה <text:span text:style-name="T20">2</text:span>: <text:span text:style-name="T22">חלוקת ללא-קנאה </text:span><text:span text:style-name="T24">עם זכויות שונות</text:span></text:p>
      <text:p text:style-name="P14"><text:span text:style-name="T26">נתונים n שחקנים עם זכויות שונות: w1,…,wn. כזכור, </text:span><text:span text:style-name="T27">חלוקה ללא קנאה עם זכויות שונות היא חלוקה שבה, לכל שני שחקנים i, j:</text:span></text:p>
      <text:p text:style-name="P15">[Vi(Xi)-p(Xi)] / wi <text:s/>≥ <text:s/>[Vi(Xj)-p(Xj)] / wj</text:p>
      <text:p text:style-name="P9"/>
      <text:p text:style-name="P14"><text:span text:style-name="T31">תארו אלגוריתם המוצא חלוקה יעילה-פארטו וללא קנאה לשחקנים עם זכויות שונות. </text:span><text:span text:style-name="T39">הוכיחו </text:span><text:span text:style-name="T30">שהאלגוריתם שלכם אכן מקיים תכונות אלה</text:span><text:span text:style-name="T39">.</text:span></text:p>
      <text:p text:style-name="P28"><text:span text:style-name="T40"/></text:p>
      <text:p text:style-name="P5">שאלה <text:span text:style-name="T23">3</text:span>: <text:span text:style-name="T23">אלגוריתם המכרז: אסטרטגיה</text:span></text:p>
      <text:p text:style-name="P14"><text:span text:style-name="T36">n </text:span><text:span text:style-name="T37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14"><text:span text:style-name="T38">הדרכה</text:span><text:span text:style-name="T37">: לפני שתנסו לפתח אלגוריתם כללי, נסו לבדוק מקרים פרטיים ולהבין מה קורה. לדוגמה, שני שחקנים עם ערכים 10, 20 או 20, 10.</text:span></text:p>
      <text:p text:style-name="P5"><text:span text:style-name="T42">שאלה </text:span><text:span text:style-name="T23">4</text:span><text:span text:style-name="T42">: האם ייתכן שדייר ישלם יותר מערך החדר?</text:span></text:p>
      <text:p text:style-name="P13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22"/>
      <text:p text:style-name="P23"><text:span text:style-name="T55">נניח בשלילה ששחקן </text:span><text:span text:style-name="T53">i מקבל חדר Xi ומשלם עליו </text:span><text:span text:style-name="T11">p(Xi)&gt;</text:span><text:span text:style-name="T53">Vi(Xi). </text:span><text:span text:style-name="T52">אז התועלת שלו היא שלילית:</text:span></text:p>
      <text:p text:style-name="P29"><text:span text:style-name="T51">Vi(Xi)-p(Xi)&lt;0.</text:span></text:p>
      <text:p text:style-name="P32"><text:span text:style-name="T54">מצד שני: סכום </text:span><text:span text:style-name="T12">התשלומים הוא R וסכום הערכים</text:span><text:span text:style-name="T54"> של דייר i הוא לפחות R:</text:span></text:p>
      <text:p text:style-name="P30"><text:span text:style-name="T51">Sum_j Vi(Xj) ≥ Sum_j p(Xj)</text:span></text:p>
      <text:p text:style-name="P31"><text:span text:style-name="T51"/></text:p>
      <text:p text:style-name="P24">נחסר את אי-השיוויון הקודם:</text:p>
      <text:p text:style-name="P30">S<text:span text:style-name="T51">um_{j!=i} Vi(Xj) &gt; Sum_{j!=i} p(Xj)</text:span></text:p>
      <text:p text:style-name="P31"><text:soft-page-break/><text:span text:style-name="T51">ולכן יש לפחות j אחד שעבורו:</text:span></text:p>
      <text:p text:style-name="P30"><text:span text:style-name="T51">Vi(Xj) &gt; p(Xj)</text:span></text:p>
      <text:p text:style-name="P32"><text:span text:style-name="T54">שחקן i מקנא בשחקן j – בסתירה לעובדה שהחלוקה ללא קנאה. ***</text:span></text:p>
      <text:p text:style-name="P13"/>
      <text:p text:style-name="P13"><text:span text:style-name="T42">ב. הראו דוגמה שבה סכום הערכים של דייר מסויים קטן מ־R, </text:span><text:span text:style-name="T48">ובכל</text:span><text:span text:style-name="T45"> </text:span><text:span text:style-name="T42">חלוקה ללא־קנאה, הדייר הזה משלם מחיר גבוה יותר מערך החדר שקיבל </text:span><text:span text:style-name="T47">(</text:span><text:span text:style-name="T8">הוכיחו</text:span><text:span text:style-name="T7"> </text:span><text:span text:style-name="T10">שבכל </text:span><text:span text:style-name="T7">החלוקות ללא קנאה, הדייר משלם יותר מערך החדר שקיבל).</text:span></text:p>
      <text:p text:style-name="P13"><text:span text:style-name="T7"/></text:p>
      <text:p text:style-name="P4">שאלה<text:span text:style-name="T20"> </text:span><text:span text:style-name="T23">5</text:span>: <text:span text:style-name="T21">שכר-דירה אגליטרי</text:span></text:p>
      <text:p text:style-name="P6">נתונה בעיית חלוקת חדרים ושכר-דירה. כזכור, <text:span text:style-name="T44">חלוקה אגליטרית </text:span>היא חלוקה שבה התועלת הנמוכה ביותר של שחקן כלשהו היא גבוהה ככל האפשר.</text:p>
      <text:p text:style-name="P6"/>
      <text:p text:style-name="P6">כתבו קוד בפייתון, המוצא חלוקת חדרים אגליטרית, מבין כל החלוקות ללא-קנאה. <text:span text:style-name="T50">הסבירו ו</text:span><text:span text:style-name="T46">הדגימו </text:span><text:span text:style-name="T50">את תשובתכם.</text:span></text:p>
      <text:p text:style-name="P4">שאלה<text:span text:style-name="T17"> </text:span><text:span text:style-name="T23">6</text:span>: <text:span text:style-name="T41">השמת חפצים ללא כסף</text:span></text:p>
      <text:p text:style-name="P13"><text:span text:style-name="T25">נתונים n שחקנים ו־n חפצים </text:span><text:span text:style-name="T32">בדידים</text:span><text:span text:style-name="T25">. צריך לתת חפץ </text:span><text:span text:style-name="הבחנה">אחד בדיוק</text:span><text:span text:style-name="T25"> לכל שחקן, </text:span><text:span text:style-name="הבחנה">ללא</text:span><text:span text:style-name="T25"> כספים. תארו אלגוריתמים </text:span><text:span text:style-name="T28">יעילים </text:span><text:span text:style-name="T29">(- זמן ריצה פולינומיאלי ב-</text:span><text:span text:style-name="T35">n)</text:span><text:span text:style-name="T28"> </text:span><text:span text:style-name="T25">למציאת השמות המקיימות את התנאים הבאים:</text:span></text:p>
      <text:p text:style-name="P27"><text:span text:style-name="T32">0. </text:span><text:span text:style-name="T25">השמה אוטיליטרית – הממקסמת את סכום הערכים.</text:span></text:p>
      <text:p text:style-name="P13"><text:span text:style-name="T32">א</text:span><text:span text:style-name="T25">. </text:span><text:span text:style-name="T34">השמה הממקסמת את </text:span><text:span text:style-name="T25">מכפלת הערכים.</text:span></text:p>
      <text:p text:style-name="P13"><text:span text:style-name="T33">ב</text:span><text:span text:style-name="T25">. </text:span><text:span text:style-name="T34">השמה אגליטרית - הממקסמת את </text:span><text:span text:style-name="T32">הערך הקטן ביותר</text:span><text:span text:style-name="T25">.</text:span></text:p>
      <text:p text:style-name="P7">* <text:span text:style-name="T49">ג</text:span>. השמה לקסימין־אגליטרית.</text:p>
      <text:p text:style-name="P8">הוכיחו את נכונות האלגוריתמים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14T13:03:01.477000000</dc:date>
    <meta:editing-duration>P11DT21H40M3S</meta:editing-duration>
    <meta:editing-cycles>1446</meta:editing-cycles>
    <meta:document-statistic meta:table-count="0" meta:image-count="0" meta:object-count="0" meta:page-count="2" meta:paragraph-count="39" meta:word-count="542" meta:character-count="2908" meta:non-whitespace-character-count="2403"/>
  </office:meta>
</office:document-meta>
</file>